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8953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3937in"/>
    </style:style>
    <style:style style:name="co4" style:family="table-column">
      <style:table-column-properties fo:break-before="auto" style:column-width="1.118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CEDA</text:p>
          </table:table-cell>
          <table:table-cell office:value-type="string" calcext:value-type="string">
            <text:p>DETECTED_S</text:p>
          </table:table-cell>
          <table:table-cell office:value-type="string" calcext:value-type="string">
            <text:p>DETECTEC_C</text:p>
          </table:table-cell>
        </table:table-row>
        <table:table-row table:style-name="ro1">
          <table:table-cell office:value-type="string" calcext:value-type="string">
            <text:p>0G8PNL4D4CI0.jp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IWYSA892WEA.jp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NWMRNF60ZJP.jp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MJA5JQAE97S.jp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OHHCUUQJ910.jp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RGG7PXIPH7O.jp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M6AENC4X76.jp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QJGNFEJ2DQM.jp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MXRDZVI05NT.jp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0C9UUWCS8UU.jp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3W080M63GWW.jp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B16XQW53PXG.jp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I01A4A8TJ51.jp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VU0VCJ4K9J7.jpg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FK4JZSLTYT7.jp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QIS8C2YBCX9.jp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4RU6IX02HZR.jp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DY03ZX61ZJS.jp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obeStock_1054599891_Preview.jpe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obeStock_1057401210_Preview.jpe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obeStock_107071755_Preview.jpe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obeStock_1073282354_Preview.jpe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obeStock_1079896193_Preview.jpe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obeStock_159459100_Preview.jpe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obeStock_20230649_Preview.jpe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obeStock_22350627_Preview.jpe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obeStock_33886497_Preview.jpe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obeStock_4948870_Preview.jpe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obeStock_501036925_Preview.jpe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obeStock_517420_Preview.jpe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obeStock_535923212_Preview.jpe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obeStock_542874465_Preview.jpe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obeStock_569322991_Preview.jpe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obeStock_58914238_Preview.jpe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obeStock_607407121_Preview.jpe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obeStock_63467130_Preview.jpe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obeStock_71087939_Preview.jpe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obeStock_893322357_Preview.jpe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KG21HVX56P.jp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71G79X6YPG.jp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BV51FNQW5O.jp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NLCXEB4PC45.jp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B2PW7H85ZP.jp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JLQTJC8BD9.jp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12V57AG1UX8.jp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1MGQOSKAJ7K.jp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DHLGAIYU23.jp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E6THFG727B.jp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ZJZUTG72DS.jp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1A40U5O5KK.jp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QP8KDLLQ29.jp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044SADTC7FG.jp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GOZ1O3KNGWO.jp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BUSM5NCN66H.jp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6DSUG87QIU6.jp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PRM8M03SF7W.jp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OYAQUE8GYZ.jp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22KPZXR8XVQ.jp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TF820ULU8F.jp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ti.jpe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Q73RNUIPSR.jp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0AYTZ98IPUD.jp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t_stop_2.jp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t_stop_3.jp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t_stop_4.jp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t_stop.jp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K35VUXJ8FBZ.jp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0GNO4CF93Q.jp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V7QKFNOXAY.jp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40Z4U09GMO2.jp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64KIYHMQSUE.jp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PFSFNL7646P.jp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RC3DEK4DEQG.jp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EB63Y16TLS.jp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op_3.jp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op_car.jp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WE1AQYSN0B.jp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KKQTJ02W30.jp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ZCYHGU0XU4.jp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KUHQ30J203.jpg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atsApp Image 2024-11-27 at 15.48.27 (1).jpe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atsApp Image 2024-11-27 at 15.48.27 (2).jpe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atsApp Image 2024-11-27 at 16.24.16 (1).jpe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atsApp Image 2024-11-27 at 16.24.16.jpe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KMYJY6R9S6M.jp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SW8OPXWC6C.jp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ZWGCJO7FGQV.jp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8FXCM4JZ12N.jp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G57OWHVBVCB.jp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QAJAYAV2H2.jp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JNAC2TP23V1.jp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4REJ5NMUNQ.jp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LUJY4758VA.jp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3WW3FS1H80.jp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9T19:00:37.047775742</meta:creation-date>
    <dc:date>2024-11-29T19:17:26.689394004</dc:date>
    <meta:editing-duration>PT5M48S</meta:editing-duration>
    <meta:editing-cycles>1</meta:editing-cycles>
    <meta:document-statistic meta:table-count="1" meta:cell-count="287" meta:object-count="0"/>
    <meta:generator>LibreOffice/24.2.6.2$Linux_X86_64 LibreOffice_project/420$Build-2</meta:generator>
  </office:meta>
</office:document-meta>
</file>